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l" fo:country="GR" fo:font-weight="bold" officeooo:rsid="000656af" officeooo:paragraph-rsid="000656af"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4pt" fo:language="el" fo:country="GR" fo:font-weight="bold" officeooo:rsid="000656af" officeooo:paragraph-rsid="000656af"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language="el" fo:country="GR" fo:font-weight="bold" officeooo:rsid="00069473" officeooo:paragraph-rsid="00069473"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language="el" fo:country="GR" fo:font-weight="bold" officeooo:rsid="000729e6" officeooo:paragraph-rsid="000729e6"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el" fo:country="GR" fo:font-weight="bold" officeooo:rsid="0029e605" officeooo:paragraph-rsid="0029e605"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language="el" fo:country="GR" fo:font-weight="bold" officeooo:rsid="00209f1c" officeooo:paragraph-rsid="002402d2"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font-size="12pt" fo:language="el" fo:country="GR" fo:font-weight="normal" officeooo:rsid="0029e605" officeooo:paragraph-rsid="0029e605"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language="el" fo:country="GR" fo:font-weight="bold" officeooo:rsid="000656af" officeooo:paragraph-rsid="000656af" style:font-weight-asian="bold" style:font-weight-complex="bold"/>
    </style:style>
    <style:style style:name="P9" style:family="paragraph" style:parent-style-name="Standard" style:list-style-name="L1">
      <style:paragraph-properties fo:text-align="start" style:justify-single-word="false"/>
      <style:text-properties fo:language="el" fo:country="GR" officeooo:paragraph-rsid="000729e6"/>
    </style:style>
    <style:style style:name="P10" style:family="paragraph" style:parent-style-name="Standard" style:list-style-name="L1">
      <style:paragraph-properties fo:text-align="start" style:justify-single-word="false"/>
      <style:text-properties fo:language="el" fo:country="GR" officeooo:rsid="000729e6" officeooo:paragraph-rsid="000729e6"/>
    </style:style>
    <style:style style:name="P11" style:family="paragraph" style:parent-style-name="Standard" style:list-style-name="L1">
      <style:paragraph-properties fo:text-align="start" style:justify-single-word="false"/>
      <style:text-properties fo:language="el" fo:country="GR" fo:font-weight="normal" officeooo:rsid="000a91bc" officeooo:paragraph-rsid="000a91bc" style:font-weight-asian="normal" style:font-weight-complex="normal"/>
    </style:style>
    <style:style style:name="P12" style:family="paragraph" style:parent-style-name="Standard" style:list-style-name="L1">
      <style:paragraph-properties fo:text-align="start" style:justify-single-word="false"/>
      <style:text-properties fo:language="el" fo:country="GR" fo:font-weight="normal" officeooo:rsid="00193ba5" officeooo:paragraph-rsid="00193ba5" style:font-weight-asian="normal" style:font-weight-complex="normal"/>
    </style:style>
    <style:style style:name="P13" style:family="paragraph" style:parent-style-name="Standard" style:list-style-name="L1">
      <style:paragraph-properties fo:text-align="start" style:justify-single-word="false"/>
      <style:text-properties fo:language="el" fo:country="GR" fo:font-weight="normal" officeooo:rsid="001ea409" officeooo:paragraph-rsid="001ea409" style:font-weight-asian="normal" style:font-weight-complex="normal"/>
    </style:style>
    <style:style style:name="P14" style:family="paragraph" style:parent-style-name="Standard">
      <style:paragraph-properties fo:text-align="start" style:justify-single-word="false"/>
      <style:text-properties fo:language="el" fo:country="GR" fo:font-weight="normal" officeooo:rsid="001ea409" officeooo:paragraph-rsid="001ea409" style:font-weight-asian="normal" style:font-weight-complex="normal"/>
    </style:style>
    <style:style style:name="P15" style:family="paragraph" style:parent-style-name="Standard" style:list-style-name="L1">
      <style:paragraph-properties fo:text-align="start" style:justify-single-word="false"/>
      <style:text-properties fo:language="el" fo:country="GR" fo:font-weight="normal" officeooo:rsid="0037e0ca" officeooo:paragraph-rsid="0037e0c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661c0" style:font-weight-asian="normal" style:font-weight-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0729e6" style:font-size-asian="10.5pt" style:font-weight-asian="normal" style:font-size-complex="12pt" style:font-weight-complex="normal"/>
    </style:style>
    <style:style style:name="T5" style:family="text">
      <style:text-properties fo:font-size="12pt" fo:font-weight="normal" officeooo:rsid="002269b5" style:font-size-asian="10.5pt" style:font-weight-asian="normal" style:font-size-complex="12pt" style:font-weight-complex="normal"/>
    </style:style>
    <style:style style:name="T6" style:family="text">
      <style:text-properties fo:font-size="12pt" fo:font-weight="normal" officeooo:rsid="0022b0f9" style:font-size-asian="10.5pt" style:font-weight-asian="normal" style:font-size-complex="12pt" style:font-weight-complex="normal"/>
    </style:style>
    <style:style style:name="T7" style:family="text">
      <style:text-properties fo:font-size="12pt" fo:font-weight="normal" officeooo:rsid="0023840f" style:font-size-asian="10.5pt" style:font-weight-asian="normal" style:font-size-complex="12pt" style:font-weight-complex="normal"/>
    </style:style>
    <style:style style:name="T8" style:family="text">
      <style:text-properties fo:font-size="12pt" fo:font-weight="normal" officeooo:rsid="0023bacc" style:font-size-asian="10.5pt" style:font-weight-asian="normal" style:font-size-complex="12pt" style:font-weight-complex="normal"/>
    </style:style>
    <style:style style:name="T9" style:family="text">
      <style:text-properties fo:font-size="12pt" fo:font-weight="normal" officeooo:rsid="00281162" style:font-size-asian="10.5pt" style:font-weight-asian="normal" style:font-size-complex="12pt" style:font-weight-complex="normal"/>
    </style:style>
    <style:style style:name="T10" style:family="text">
      <style:text-properties fo:font-size="12pt" fo:font-weight="normal" officeooo:rsid="002fdc7d" style:font-size-asian="10.5pt" style:font-weight-asian="normal" style:font-size-complex="12pt" style:font-weight-complex="normal"/>
    </style:style>
    <style:style style:name="T11" style:family="text">
      <style:text-properties fo:font-size="12pt" style:font-size-asian="10.5pt" style:font-size-complex="12pt"/>
    </style:style>
    <style:style style:name="T12" style:family="text">
      <style:text-properties officeooo:rsid="00091dd9"/>
    </style:style>
    <style:style style:name="T13" style:family="text">
      <style:text-properties officeooo:rsid="000a91bc"/>
    </style:style>
    <style:style style:name="T14" style:family="text">
      <style:text-properties officeooo:rsid="000c38d4"/>
    </style:style>
    <style:style style:name="T15" style:family="text">
      <style:text-properties officeooo:rsid="001ea409"/>
    </style:style>
    <style:style style:name="T16" style:family="text">
      <style:text-properties officeooo:rsid="002c6217"/>
    </style:style>
    <style:style style:name="T17" style:family="text">
      <style:text-properties fo:language="el" fo:country="GR"/>
    </style:style>
    <style:style style:name="T18" style:family="text">
      <style:text-properties officeooo:rsid="00334d8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Προγραμματιστική Εργασία 2</text:p>
      <text:p text:style-name="P8"/>
      <text:p text:style-name="P2">Ονοματεπώνυμο: <text:span text:style-name="T1">Αντώνιος Κληρονόμος</text:span></text:p>
      <text:p text:style-name="P3">Αριθμός Μητρώου: <text:span text:style-name="T1">1115201500069</text:span></text:p>
      <text:p text:style-name="P3"><text:span text:style-name="T1"/></text:p>
      <text:p text:style-name="P3"><text:span text:style-name="T1"/></text:p>
      <text:p text:style-name="P4">Περιγραφή προγράμματος</text:p>
      <text:p text:style-name="P4"/>
      <text:list xml:id="list1106257561" text:style-name="L1">
        <text:list-item>
          <text:p text:style-name="P9"><text:span text:style-name="T4">Δημιουργείται η μια διεργασία που αντιπρωσοπεύει το Root node.</text:span></text:p>
        </text:list-item>
        <text:list-item>
          <text:p text:style-name="P10"><text:span text:style-name="T3">Αυτή η διεργασία δημιουργεί τον πρώτο Splitter/Merger.</text:span></text:p>
        </text:list-item>
        <text:list-item>
          <text:p text:style-name="P15"><text:span text:style-name="T12">Κάθε</text:span> Splitter/Merger <text:span text:style-name="T13">node</text:span> <text:span text:style-name="T12">εκτελεί την εξής διαδικασία:</text:span> εάν το υπολοιπόμενο βάθος του δένδρου είναι 1, δημιουργεί 2 <text:s/>διεργασίες-Leaf nodes. <text:span text:style-name="T12">Εάν το υπολοιπόμενο βάθος του δένδρου είναι &gt;1, τότε δημιουργεί 2 διεργασίες-Splitters/Mergers. Έπειτα, αρχίζει να διαβάζει δεδομένα από το named pipe που έχει ανοίξει από την αρχή της εκτέλεσής του και μοιράζεται με το 1ο παιδί του. Καθώς τα διαβάζει τα γράφει στο named pipe που μοιράζεται με τον πατέρα του. Όταν διαβάσει και γράψει όλα τα δεδομένα που του έστειλε το 1ο παιδί του, αρχίζει να διαβάζει από το named pipe που έχει ανοίξει από την αρχή της εκτέλεσής του και μοιράζεται με το 2ο παιδί του. Καθώς τα διαβάζει τα γράφει και αυτά στο named pipe που μοιράζεται με τον πατέρα του. Τέλος, γράφει τα metadata στο pipe (αφού έχει κλείσει τα 2 pipes που μοιράζεται με τα παιδιά του) και </text:span>κλείνει <text:span text:style-name="T12">το pipe που μοιράζεται με τον πατέρα του.</text:span></text:p>
        </text:list-item>
        <text:list-item>
          <text:p text:style-name="P11">Κάθε Leaf node <text:span text:style-name="T14">εκτελεί την εξής διαδικασία: ανοίγει το named pipe που μοιράζεται με τον πατέρα του και αρχίζει να γράφει σε αυτόν όποιες εγγραφές περιέχουν τον όρο της αναζήτησης. Τέλος, γράφει τα metadata στο pipe (αφού έχει κλείσει το pipe και το input file).</text:span></text:p>
        </text:list-item>
        <text:list-item>
          <text:p text:style-name="P12">Ο Root node καθώς διαβάζει όλα τα δεδομένα που έχει γράψει ο 1ος Splitter/Merger στο κοινό named pipe τους, τα γράφει σε ένα αρχείο με όνομα “results.txt” με τα πεδία των εγγραφών διαχωρισμένα με κόμμα. <text:span text:style-name="T15">Έπειτα, εμφανίζει στο console τα στατιστικά που προέκυψαν από την επεξεργασία των metadata όλων των Splitter/Merger και των Leaf nodes.</text:span></text:p>
        </text:list-item>
        <text:list-item>
          <text:p text:style-name="P13">O Root node δημιουργεί μια διεργασία που εκτελεί τη syscall “sort” η οποία διαβάζει το αρχείο “results.txt”, ταξινομεί τις εγγραφές και τις εμφανίζει στο console.</text:p>
        </text:list-item>
      </text:list>
      <text:p text:style-name="P14"/>
      <text:p text:style-name="P5">Εντολ<text:span text:style-name="T18">ές</text:span> <text:span text:style-name="T16">μεταγλώττισης</text:span> και εκτέλεσης</text:p>
      <text:p text:style-name="P5"/>
      <text:p text:style-name="P7">make</text:p>
      <text:p text:style-name="P7">./myfind –h Height –d Datafile -p Pattern -s</text:p>
      <text:p text:style-name="P14"/>
      <text:p text:style-name="P14"/>
      <text:p text:style-name="P6">Σημείωση: <text:span text:style-name="T2">Σε κάποιες εκτελέσεις του προγράμματος</text:span><text:span text:style-name="T3">, ο Root node λαμβάνει λιγότερα SIGUSR2 signals απ’ όσα leafs έχουν δημιουργηθεί </text:span><text:span text:style-name="T5">παρ’ όλο που</text:span><text:span text:style-name="T3"> </text:span><text:span text:style-name="T11">όλες οι διεργασίες ολοκληρώνονται επιτυχώς</text:span><text:span text:style-name="T3">. </text:span><text:span text:style-name="T6">Αυτό το συμπεραίνω καθώς σε κάθε Splitter/Merger node κάνω 2 wait(NULL) πριν ολοκληρωθεί ώστε να διασφαλιστεί ότι τα 2 παιδιά του έχουν ολοκληρωθεί. </text:span><text:span text:style-name="T7">Επίσης, στο Root node, πριν κάνω fork() για το Sort node, κάνω 1 wait(NULL) για να διασφαλιστεί ότι ο πρώτος Splitter/Merger που δημιουργήθηκε έχει ολοκληρωθεί.</text:span><text:span text:style-name="T3"> Παρατήρησα ότι </text:span><text:span text:style-name="T8">στο Root node</text:span><text:span text:style-name="T3"> όταν καλώ τη συνάρτηση sleep(1) μετά τη signal(), τότε κάθε φορά που τρέχω το πρόγραμμα λαμβάνονται όλα τα SIGUSR2 επιτυχώς. </text:span><text:span text:style-name="T9">Η κλήση της συνάρτησης αυτής είναι σχολιασμένη, αλλά μπορείτε να την αποσχολιάσετε για να δείτε τη διαφορά.</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7:46:05.080855944</meta:creation-date>
    <dc:date>2018-11-21T19:09:24.982992578</dc:date>
    <meta:editing-duration>PT1H22M57S</meta:editing-duration>
    <meta:editing-cycles>51</meta:editing-cycles>
    <meta:generator>LibreOffice/6.0.6.2$Linux_X86_64 LibreOffice_project/00m0$Build-2</meta:generator>
    <meta:document-statistic meta:table-count="0" meta:image-count="0" meta:object-count="0" meta:page-count="1" meta:paragraph-count="14" meta:word-count="438" meta:character-count="2723" meta:non-whitespace-character-count="2304"/>
  </office:meta>
</office:document-meta>
</file>